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'S SUMMONS (49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'S SUMMONS (49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rowd (49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petence (49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49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'S SUMMONS (49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'S SERMON (49:6-14, 17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SALMIST'S SAVIOR (49:5, 15-1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9 </dc:title>
    <meta:initial-creator>David STRICKLAND</meta:initial-creator>
    <dc:creator>David STRICKLAND</dc:creator>
    <meta:creation-date>2020-02-22T19:33:04Z</meta:creation-date>
    <dc:date>2020-02-22T19:33:04Z</dc:date>
    <meta:template xlink:href="BibleStudy" xlink:type="simple"/>
    <meta:editing-cycles>1</meta:editing-cycles>
    <meta:editing-duration>PT0S</meta:editing-duration>
    <meta:document-statistic meta:paragraph-count="9" meta:word-count="50"/>
  </office:meta>
</office:document-meta>
</file>